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line-height="150%" fo:text-align="justify" style:justify-single-word="false">
        <style:tab-stops>
          <style:tab-stop style:position="1.499cm"/>
        </style:tab-stops>
      </style:paragraph-properties>
      <style:text-properties style:font-name="Times New Roman" officeooo:rsid="01a7a348" officeooo:paragraph-rsid="01a7a348"/>
    </style:style>
    <style:style style:name="P3" style:family="paragraph" style:parent-style-name="Standard">
      <style:paragraph-properties fo:line-height="150%" fo:text-align="justify" style:justify-single-word="false" fo:break-before="page">
        <style:tab-stops>
          <style:tab-stop style:position="1.499cm"/>
        </style:tab-stops>
      </style:paragraph-properties>
      <style:text-properties style:font-name="Times New Roman" officeooo:rsid="01a7a348" officeooo:paragraph-rsid="01a7a348"/>
    </style:style>
    <style:style style:name="P4" style:family="paragraph" style:parent-style-name="Standard">
      <style:paragraph-properties fo:line-height="150%" fo:text-align="justify" style:justify-single-word="false">
        <style:tab-stops>
          <style:tab-stop style:position="1.499cm"/>
        </style:tab-stops>
      </style:paragraph-properties>
      <style:text-properties style:font-name="Times New Roman" officeooo:rsid="01ad40d2" officeooo:paragraph-rsid="01ad40d2"/>
    </style:style>
    <style:style style:name="P5" style:family="paragraph" style:parent-style-name="Standard">
      <style:paragraph-properties fo:line-height="150%" fo:text-align="justify" style:justify-single-word="false">
        <style:tab-stops>
          <style:tab-stop style:position="1.499cm"/>
        </style:tab-stops>
      </style:paragraph-properties>
      <style:text-properties officeooo:paragraph-rsid="0035c5f9"/>
    </style:style>
    <style:style style:name="P6" style:family="paragraph" style:parent-style-name="Standard">
      <style:paragraph-properties fo:line-height="150%" fo:text-align="justify" style:justify-single-word="false">
        <style:tab-stops>
          <style:tab-stop style:position="1.499cm"/>
        </style:tab-stops>
      </style:paragraph-properties>
      <style:text-properties officeooo:rsid="018f7c5d" officeooo:paragraph-rsid="010da7a2"/>
    </style:style>
    <style:style style:name="P7" style:family="paragraph" style:parent-style-name="Standard" style:master-page-name="">
      <style:paragraph-properties fo:line-height="150%" fo:text-align="center" style:justify-single-word="false" style:page-number="auto">
        <style:tab-stops>
          <style:tab-stop style:position="1.499cm"/>
        </style:tab-stops>
      </style:paragraph-properties>
      <style:text-properties officeooo:rsid="018f7c5d" officeooo:paragraph-rsid="0003e787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style:font-name="Times New Roman"/>
    </style:style>
    <style:style style:name="P10" style:family="paragraph">
      <loext:graphic-properties draw:fill="none" draw:fill-color="#ffffff"/>
      <style:text-properties style:font-name="Times New Roman"/>
    </style:style>
    <style:style style:name="P11" style:family="paragraph">
      <style:paragraph-properties fo:text-align="center"/>
      <style:text-properties style:font-name="Times New Roman"/>
    </style:style>
    <style:style style:name="P12" style:family="paragraph">
      <loext:graphic-properties draw:fill="none"/>
      <style:paragraph-properties fo:text-align="center" style:writing-mode="lr-tb"/>
      <style:text-properties style:font-name="Times New Roman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text-position="-8% 58%" style:font-name="Times New Roman"/>
    </style:style>
    <style:style style:name="T3" style:family="text">
      <style:text-properties style:text-position="0% 100%" style:font-name="Times New Roman"/>
    </style:style>
    <style:style style:name="gr1" style:family="graphic">
      <style:graphic-properties svg:stroke-width="0.03cm" svg:stroke-color="#808080" draw:marker-start-width="0.39cm" draw:marker-end="Arrow" draw:marker-end-width="0.22cm" draw:textarea-horizontal-align="center" draw:textarea-vertical-align="middle" fo:padding-top="0.014cm" fo:padding-bottom="0.014cm" fo:padding-left="0.014cm" fo:padding-right="0.0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fill-color="#ffffff" fo:min-height="1.14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none" draw:fill-color="#ffffff" fo:min-height="1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none" draw:fill-color="#ffffff" fo:min-height="1.76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none" draw:fill-color="#ffffff" fo:min-height="1.0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fill="none" draw:fill-color="#ffffff" fo:min-height="0.9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width="0.03cm" svg:stroke-color="#000000" draw:marker-start-width="0.39cm" draw:marker-end="Arrow" draw:marker-end-width="0.22cm" draw:textarea-horizontal-align="center" draw:textarea-vertical-align="middle" fo:padding-top="0.014cm" fo:padding-bottom="0.014cm" fo:padding-left="0.014cm" fo:padding-right="0.0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000000" draw:fill="none" loext:fill-use-slide-background="false" draw:textarea-horizontal-align="justify" draw:textarea-vertical-align="middle" draw:auto-grow-height="false" fo:min-height="0.85cm" fo:min-width="0.8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9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width="0.03cm" svg:stroke-color="#b2b2b2" draw:marker-start="Arrow" draw:marker-start-width="0.15cm" draw:marker-end-width="0.409cm" draw:textarea-horizontal-align="center" draw:textarea-vertical-align="middle" fo:padding-top="0.014cm" fo:padding-bottom="0.014cm" fo:padding-left="0.014cm" fo:padding-right="0.0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tyle:writing-mode="lr-tb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color="#000000" draw:fill="none" loext:fill-use-slide-background="false" draw:textarea-horizontal-align="justify" draw:textarea-vertical-align="middle" draw:auto-grow-height="false" fo:min-height="0.711cm" fo:min-width="0.827cm" style:writing-mode="lr-tb" loext:decorative="false" style:run-through="foreground"/>
      <style:paragraph-properties style:writing-mode="lr-tb"/>
    </style:style>
    <style:style style:name="gr13" style:family="graphic">
      <style:graphic-properties svg:stroke-color="#000000" draw:fill="none" loext:fill-use-slide-background="false" draw:textarea-horizontal-align="justify" draw:textarea-vertical-align="top" draw:auto-grow-height="false" fo:min-height="0.711cm" fo:min-width="0.827cm" style:writing-mode="lr-tb" loext:decorative="false" style:run-through="foreground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0.64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vg:stroke-width="0.03cm" svg:stroke-color="#b2b2b2" draw:marker-start-width="0.39cm" draw:marker-end="Arrow" draw:marker-end-width="0.15cm" draw:textarea-horizontal-align="center" draw:textarea-vertical-align="middle" fo:padding-top="0.014cm" fo:padding-bottom="0.014cm" fo:padding-left="0.014cm" fo:padding-right="0.0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19cm" svg:stroke-color="#000000" draw:marker-start-width="0.37cm" draw:marker-end="Arrow" draw:marker-end-width="0.131cm" draw:textarea-horizontal-align="center" draw:textarea-vertical-align="middle" fo:padding-top="0.009cm" fo:padding-bottom="0.009cm" fo:padding-left="0.009cm" fo:padding-right="0.00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3cm" svg:stroke-color="#000000" draw:marker-start="Arrow" draw:marker-start-width="0.15cm" draw:marker-end="Circle" draw:marker-end-width="0.101cm" draw:textarea-horizontal-align="center" draw:textarea-vertical-align="middle" fo:padding-top="0.014cm" fo:padding-bottom="0.014cm" fo:padding-left="0.014cm" fo:padding-right="0.0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none" draw:fill-color="#ffffff" fo:min-height="0.48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svg:stroke-width="0.03cm" svg:stroke-color="#b2b2b2" draw:marker-start-width="0.39cm" draw:marker-end-width="0.39cm" draw:fill="none" draw:textarea-vertical-align="middle" draw:auto-grow-height="false" fo:min-height="4.233cm" fo:min-width="0.097cm" fo:padding-top="0.014cm" fo:padding-bottom="0.014cm" fo:padding-left="0.014cm" fo:padding-right="0.0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color="#000000" draw:fill="none" loext:fill-use-slide-background="false" draw:textarea-horizontal-align="justify" draw:textarea-vertical-align="middle" draw:auto-grow-height="false" fo:min-height="2.194cm" fo:min-width="2.101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text:anchor-type="paragraph" draw:z-index="2" draw:name="Quadro de texto 1" draw:style-name="gr18" draw:text-style-name="P13" svg:width="1.377cm" svg:height="0.489cm" svg:x="3.304cm" svg:y="0.263cm"><draw:text-box><text:p>Entrada</text:p></draw:text-box></draw:frame></text:p>
      <text:p text:style-name="P6"><draw:g text:anchor-type="paragraph" draw:z-index="15" draw:name="DrawObject1" draw:style-name="gr11"><draw:custom-shape draw:name="Forma 1" draw:style-name="gr12" draw:text-style-name="P12" svg:width="0.828cm" svg:height="0.712cm" svg:x="0.545cm" svg:y="0.573cm"><text:p text:style-name="P11"><text:span text:style-name="T1">⊛</text:span></text:p><draw:enhanced-geometry svg:viewBox="0 0 21600 21600" draw:type="rectangle" draw:enhanced-path="M 0 0 L 21600 0 21600 21600 0 21600 0 0 Z N"/></draw:custom-shape><draw:custom-shape draw:name="Forma 2" draw:style-name="gr12" draw:text-style-name="P14" svg:width="0.828cm" svg:height="0.712cm" svg:x="1.371cm" svg:y="0.573cm"><text:p text:style-name="P8">0</text:p><draw:enhanced-geometry svg:viewBox="0 0 21600 21600" draw:type="rectangle" draw:enhanced-path="M 0 0 L 21600 0 21600 21600 0 21600 0 0 Z N"/></draw:custom-shape><draw:custom-shape draw:name="Forma 3" draw:style-name="gr12" draw:text-style-name="P14" svg:width="0.828cm" svg:height="0.712cm" svg:x="2.196cm" svg:y="0.573cm"><text:p text:style-name="P8">1</text:p><draw:enhanced-geometry svg:viewBox="0 0 21600 21600" draw:type="rectangle" draw:enhanced-path="M 0 0 L 21600 0 21600 21600 0 21600 0 0 Z N"/></draw:custom-shape><draw:custom-shape draw:name="Forma 4" draw:style-name="gr12" draw:text-style-name="P14" svg:width="0.828cm" svg:height="0.712cm" svg:x="3.022cm" svg:y="0.573cm"><text:p text:style-name="P8">0</text:p><draw:enhanced-geometry svg:viewBox="0 0 21600 21600" draw:type="rectangle" draw:enhanced-path="M 0 0 L 21600 0 21600 21600 0 21600 0 0 Z N"/></draw:custom-shape><draw:custom-shape draw:name="Forma 5" draw:style-name="gr12" draw:text-style-name="P14" svg:width="0.828cm" svg:height="0.712cm" svg:x="3.847cm" svg:y="0.573cm"><text:p text:style-name="P8">1</text:p><draw:enhanced-geometry svg:viewBox="0 0 21600 21600" draw:type="rectangle" draw:enhanced-path="M 0 0 L 21600 0 21600 21600 0 21600 0 0 Z N"/></draw:custom-shape><draw:custom-shape draw:name="Forma 6" draw:style-name="gr12" draw:text-style-name="P14" svg:width="0.828cm" svg:height="0.712cm" svg:x="4.673cm" svg:y="0.573cm"><text:p text:style-name="P8">0</text:p><draw:enhanced-geometry svg:viewBox="0 0 21600 21600" draw:type="rectangle" draw:enhanced-path="M 0 0 L 21600 0 21600 21600 0 21600 0 0 Z N"/></draw:custom-shape><draw:custom-shape draw:name="Forma 7" draw:style-name="gr12" draw:text-style-name="P14" svg:width="0.828cm" svg:height="0.712cm" svg:x="5.498cm" svg:y="0.573cm"><text:p text:style-name="P8">0</text:p><draw:enhanced-geometry svg:viewBox="0 0 21600 21600" draw:type="rectangle" draw:enhanced-path="M 0 0 L 21600 0 21600 21600 0 21600 0 0 Z N"/></draw:custom-shape><draw:custom-shape draw:name="Forma 8" draw:style-name="gr12" draw:text-style-name="P14" svg:width="0.828cm" svg:height="0.712cm" svg:x="6.324cm" svg:y="0.573cm"><text:p text:style-name="P8">β</text:p><draw:enhanced-geometry svg:viewBox="0 0 21600 21600" draw:type="rectangle" draw:enhanced-path="M 0 0 L 21600 0 21600 21600 0 21600 0 0 Z N"/></draw:custom-shape><draw:custom-shape draw:name="Forma 9" draw:style-name="gr12" draw:text-style-name="P14" svg:width="0.828cm" svg:height="0.712cm" svg:x="7.149cm" svg:y="0.573cm"><text:p text:style-name="P8">β</text:p><draw:enhanced-geometry svg:viewBox="0 0 21600 21600" draw:type="rectangle" draw:enhanced-path="M 0 0 L 21600 0 21600 21600 0 21600 0 0 Z N"/></draw:custom-shape><draw:custom-shape draw:name="Forma 10" draw:style-name="gr12" draw:text-style-name="P14" svg:width="0.828cm" svg:height="0.712cm" svg:x="7.975cm" svg:y="0.573cm"><text:p text:style-name="P8">β</text:p><draw:enhanced-geometry svg:viewBox="0 0 21600 21600" draw:type="rectangle" draw:enhanced-path="M 0 0 L 21600 0 21600 21600 0 21600 0 0 Z N"/></draw:custom-shape><draw:custom-shape draw:name="Forma 11" draw:style-name="gr12" draw:text-style-name="P16" svg:width="0.828cm" svg:height="0.712cm" svg:x="8.8cm" svg:y="0.573cm"><text:p text:style-name="P15">β</text:p><draw:enhanced-geometry svg:viewBox="0 0 21600 21600" draw:type="rectangle" draw:enhanced-path="M 0 0 L 21600 0 21600 21600 0 21600 0 0 Z N"/></draw:custom-shape><draw:custom-shape draw:name="Forma 13" draw:style-name="gr13" draw:text-style-name="P16" svg:width="0.828cm" svg:height="0.712cm" svg:x="11.278cm" svg:y="0.573cm"><text:p text:style-name="P15">...</text:p><draw:enhanced-geometry svg:viewBox="0 0 21600 21600" draw:type="rectangle" draw:enhanced-path="M 0 0 L 21600 0 21600 21600 0 21600 0 0 Z N"/></draw:custom-shape><draw:custom-shape draw:name="Forma 15" draw:style-name="gr12" draw:text-style-name="P16" svg:width="0.828cm" svg:height="0.712cm" svg:x="9.622cm" svg:y="0.573cm"><text:p text:style-name="P15">β</text:p><draw:enhanced-geometry svg:viewBox="0 0 21600 21600" draw:type="rectangle" draw:enhanced-path="M 0 0 L 21600 0 21600 21600 0 21600 0 0 Z N"/></draw:custom-shape><draw:custom-shape draw:name="Forma 16" draw:style-name="gr12" draw:text-style-name="P16" svg:width="0.828cm" svg:height="0.712cm" svg:x="10.451cm" svg:y="0.573cm"><text:p text:style-name="P15">β</text:p><draw:enhanced-geometry svg:viewBox="0 0 21600 21600" draw:type="rectangle" draw:enhanced-path="M 0 0 L 21600 0 21600 21600 0 21600 0 0 Z N"/></draw:custom-shape></draw:g><draw:custom-shape text:anchor-type="paragraph" draw:z-index="1" draw:name="Forma 14" draw:style-name="gr19" draw:text-style-name="P17" svg:width="0.348cm" svg:height="4.483cm" draw:transform="skewX (-0.418180888777841) rotate (-1.99229334115153) translate (6.42761111111111cm 0.123472222222222cm)"><text:p/><draw:enhanced-geometry svg:viewBox="0 0 21600 21600" draw:mirror-horizontal="true" draw:mirror-vertic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5"><draw:frame text:anchor-type="paragraph" draw:z-index="14" draw:name="Quadro de texto 9" draw:style-name="gr14" draw:text-style-name="P13" svg:width="1.482cm" svg:height="0.646cm" svg:x="-2.125cm" svg:y="-0.123cm"><draw:text-box><text:p>Fita</text:p></draw:text-box></draw:frame><draw:line text:anchor-type="paragraph" draw:z-index="13" draw:name="Linha horizontal 2" draw:style-name="gr15" draw:text-style-name="P8" svg:x1="-1.321cm" svg:y1="0.205cm" svg:x2="0.446cm" svg:y2="0.205cm"><text:p/></draw:line><draw:path text:anchor-type="paragraph" draw:z-index="12" draw:name="Curva de Bézier 1" draw:style-name="gr16" draw:text-style-name="P8" svg:width="1.129cm" svg:height="0.414cm" draw:transform="skewX (0.0972148393360841) rotate (0.456578132321717) translate (0.733426250475893cm 0.845845607411635cm)" svg:viewBox="0 0 1130 415" svg:d="M0 415c1002-1 1130-415 1130-415"><text:p/></draw:path><draw:line text:anchor-type="paragraph" draw:z-index="16" draw:name="Linha horizontal 3" draw:style-name="gr10" draw:text-style-name="P8" svg:x1="1.873cm" svg:y1="0.471cm" svg:x2="2.496cm" svg:y2="1.035cm"><text:p/></draw:line></text:p>
      <text:p text:style-name="P5"><draw:line text:anchor-type="paragraph" draw:z-index="3" draw:name="Linha horizontal 1" draw:style-name="gr10" draw:text-style-name="P8" svg:x1="2.277cm" svg:y1="2.612cm" svg:x2="4.256cm" svg:y2="2.612cm"><text:p/></draw:line><draw:frame text:anchor-type="paragraph" draw:z-index="4" draw:name="Quadro de texto 2" draw:style-name="gr9" draw:text-style-name="P13" svg:width="2.234cm" svg:height="0.976cm" svg:x="4.362cm" svg:y="2.131cm"><draw:text-box><text:p>Unidade de Controle</text:p></draw:text-box></draw:frame><draw:frame text:anchor-type="paragraph" draw:z-index="17" draw:name="Quadro de texto 10" draw:style-name="gr9" draw:text-style-name="P13" svg:width="2.996cm" svg:height="0.976cm" svg:x="2.621cm" svg:y="-0.011cm"><draw:text-box><text:p>Cabeça de Leitura/Escrita</text:p></draw:text-box></draw:frame><draw:frame text:anchor-type="paragraph" draw:z-index="5" draw:name="Quadro de texto 3" draw:style-name="gr4" draw:text-style-name="P13" svg:width="1.763cm" svg:height="1.763cm" svg:x="0.672cm" svg:y="0.471cm"><draw:text-box><text:p>q0</text:p></draw:text-box></draw:frame><draw:frame text:anchor-type="paragraph" draw:z-index="6" draw:name="Quadro de texto 4" draw:style-name="gr4" draw:text-style-name="P13" svg:width="1.763cm" svg:height="1.763cm" svg:x="-0.002cm" svg:y="1.005cm"><draw:text-box><text:p>q1</text:p></draw:text-box></draw:frame><draw:frame text:anchor-type="paragraph" draw:z-index="7" draw:name="Quadro de texto 5" draw:style-name="gr4" draw:text-style-name="P13" svg:width="1.763cm" svg:height="1.763cm" svg:x="0.062cm" svg:y="1.715cm"><draw:text-box><text:p>q2</text:p></draw:text-box></draw:frame><draw:frame text:anchor-type="paragraph" draw:z-index="8" draw:name="Quadro de texto 6" draw:style-name="gr4" draw:text-style-name="P13" svg:width="1.763cm" svg:height="1.763cm" svg:x="0.728cm" svg:y="2.096cm"><draw:text-box><text:p>q3</text:p></draw:text-box></draw:frame><draw:frame text:anchor-type="paragraph" draw:z-index="9" draw:name="Quadro de texto 7" draw:style-name="gr4" draw:text-style-name="P13" svg:width="1.763cm" svg:height="1.763cm" svg:x="1.448cm" svg:y="1.677cm"><draw:text-box><text:p>q4</text:p></draw:text-box></draw:frame><draw:frame text:anchor-type="paragraph" draw:z-index="10" draw:name="Quadro de texto 8" draw:style-name="gr18" draw:text-style-name="P13" svg:width="0.625cm" svg:height="0.489cm" svg:x="1.441cm" svg:y="0.99cm"><draw:text-box><text:p>q5</text:p></draw:text-box></draw:frame><draw:line text:anchor-type="paragraph" draw:z-index="11" draw:name="Linha 1" draw:style-name="gr17" draw:text-style-name="P8" svg:x1="0.9cm" svg:y1="1.005cm" svg:x2="0.9cm" svg:y2="1.665cm"><text:p/></draw:line><draw:custom-shape text:anchor-type="paragraph" draw:z-index="0" draw:name="Forma 12" draw:style-name="gr20" draw:text-style-name="P14" svg:width="2.102cm" svg:height="2.195cm" svg:x="-0.101cm" svg:y="0.499cm"><text:p/><draw:enhanced-geometry svg:viewBox="0 0 21600 21600" draw:type="rectangle" draw:enhanced-path="M 0 0 L 21600 0 21600 21600 0 21600 0 0 Z N"/></draw:custom-shape></text:p>
      <text:p text:style-name="P3"/>
      <text:p text:style-name="P2"/>
      <text:p text:style-name="P2"/>
      <text:p text:style-name="P2"/>
      <text:p text:style-name="P2"/>
      <text:p text:style-name="P2"><draw:frame text:anchor-type="paragraph" draw:z-index="21" draw:name="Quadro de texto 11" draw:style-name="gr6" draw:text-style-name="P10" svg:width="2.763cm" svg:height="0.976cm" svg:x="1.09cm" svg:y="0.136cm"><draw:text-box><text:p><text:span text:style-name="T1">(a</text:span><text:span text:style-name="T2">u</text:span><text:span text:style-name="T3">, <text:s text:c="4"/>a</text:span><text:span text:style-name="T2">v</text:span><text:span text:style-name="T3">, <text:s text:c="4"/>m)</text:span></text:p></draw:text-box></draw:frame></text:p>
      <text:p text:style-name="P2"><draw:line text:anchor-type="paragraph" draw:z-index="20" draw:name="Linha horizontal 4" draw:style-name="gr7" draw:text-style-name="P8" svg:x1="0.39cm" svg:y1="-0.007cm" svg:x2="4.525cm" svg:y2="0.012cm"><text:p/></draw:line><draw:line text:anchor-type="paragraph" draw:z-index="24" draw:name="Linha 3" draw:style-name="gr1" draw:text-style-name="P8" svg:x1="1.418cm" svg:y1="0.242cm" svg:x2="1.402cm" svg:y2="2.547cm"><text:p/></draw:line><draw:line text:anchor-type="paragraph" draw:z-index="26" draw:name="Linha 4" draw:style-name="gr1" draw:text-style-name="P8" svg:x1="2.38cm" svg:y1="0.252cm" svg:x2="2.339cm" svg:y2="3.983cm"><text:p/></draw:line><draw:line text:anchor-type="paragraph" draw:z-index="30" draw:name="Linha 5" draw:style-name="gr1" draw:text-style-name="P8" svg:x1="3.362cm" svg:y1="0.266cm" svg:x2="3.362cm" svg:y2="2.587cm"><text:p/></draw:line></text:p>
      <text:p text:style-name="P2"><draw:line text:anchor-type="paragraph" draw:z-index="22" draw:name="Linha 2" draw:style-name="gr1" draw:text-style-name="P8" svg:x1="-0.249cm" svg:y1="-0.012cm" svg:x2="-0.268cm" svg:y2="0.798cm"><text:p/></draw:line><draw:frame text:anchor-type="paragraph" draw:z-index="29" draw:name="Quadro de texto 16" draw:style-name="gr2" draw:text-style-name="P9" svg:width="1.763cm" svg:height="1.149cm" svg:x="4.26cm" svg:y="0.84cm"><draw:text-box><text:p text:style-name="P8"><text:span text:style-name="T1">Novo estado</text:span></text:p></draw:text-box></draw:frame><draw:line text:anchor-type="paragraph" draw:z-index="31" draw:name="Linha 7" draw:style-name="gr1" draw:text-style-name="P8" svg:x1="5.163cm" svg:y1="-0.012cm" svg:x2="5.144cm" svg:y2="0.798cm"><text:p/></draw:line></text:p>
      <text:p text:style-name="P2"><draw:frame text:anchor-type="paragraph" draw:z-index="23" draw:name="Quadro de texto 12" draw:style-name="gr2" draw:text-style-name="P9" svg:width="1.763cm" svg:height="1.149cm" svg:x="-1.152cm" svg:y="0.115cm"><draw:text-box><text:p text:style-name="P8"><text:span text:style-name="T1">Estado corrente</text:span></text:p></draw:text-box></draw:frame></text:p>
      <text:p text:style-name="P4"><draw:frame text:anchor-type="paragraph" draw:z-index="25" draw:name="Quadro de texto 13" draw:style-name="gr5" draw:text-style-name="P9" svg:width="1.763cm" svg:height="1.05cm" svg:x="0.527cm" svg:y="0.422cm"><draw:text-box><text:p text:style-name="P8"><text:span text:style-name="T1">Símbolo lido</text:span></text:p></draw:text-box></draw:frame></text:p>
      <text:p text:style-name="P2"><draw:frame text:anchor-type="paragraph" draw:z-index="28" draw:name="Quadro de texto 15" draw:style-name="gr3" draw:text-style-name="P9" svg:width="2.234cm" svg:height="1.031cm" svg:x="2.397cm" svg:y="-0.295cm"><draw:text-box><text:p text:style-name="P8"><text:span text:style-name="T1">Sentido do movimento</text:span></text:p></draw:text-box></draw:frame></text:p>
      <text:p text:style-name="P2"><draw:frame text:anchor-type="paragraph" draw:z-index="27" draw:name="Quadro de texto 14" draw:style-name="gr4" draw:text-style-name="P9" svg:width="1.763cm" svg:height="1.763cm" svg:x="1.478cm" svg:y="0.381cm"><draw:text-box><text:p text:style-name="P8"><text:span text:style-name="T1">Símbolo gravado</text:span></text:p></draw:text-box></draw:frame></text:p>
      <text:p text:style-name="P2"/>
      <text:p text:style-name="P2"/>
      <text:p text:style-name="P2"/>
      <text:p text:style-name="P2"/>
      <text:p text:style-name="P2"/>
      <text:p text:style-name="P2">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marker draw:name="Arrow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MP2" style:family="paragraph">
      <style:paragraph-properties fo:text-align="center"/>
      <style:text-properties style:font-name="Times New Roman"/>
    </style:style>
    <style:style style:name="MP3" style:family="paragraph">
      <loext:graphic-properties draw:fill="none"/>
      <style:paragraph-properties fo:text-align="center" style:writing-mode="lr-tb"/>
      <style:text-properties style:font-name="Times New Roman"/>
    </style:style>
    <style:style style:name="MT1" style:family="text">
      <style:text-properties style:font-name="Times New Roman"/>
    </style:style>
    <style:style style:name="Mgr1" style:family="graphic">
      <style:graphic-properties svg:stroke-color="#000000" draw:fill="none" loext:fill-use-slide-background="false" draw:textarea-horizontal-align="justify" draw:textarea-vertical-align="middle" draw:auto-grow-height="false" fo:min-height="0.85cm" fo:min-width="0.8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18" draw:name="Forma 17" draw:style-name="Mgr1" draw:text-style-name="MP3" svg:width="1.2cm" svg:height="1.2cm" svg:x="-0.81cm" svg:y="5.293cm"><text:p text:style-name="MP2"><text:span text:style-name="MT1">p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Forma 18" draw:style-name="Mgr1" draw:text-style-name="MP3" svg:width="1.2cm" svg:height="1.2cm" svg:x="4.524cm" svg:y="5.293cm"><text:p text:style-name="MP2"><text:span text:style-name="MT1">q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bookmark-start text:name="PageNumWizard_HEADER_Estilo de página Padrão2"/><text:page-number text:select-page="current">2</text:page-number><text:bookmark-end text:name="PageNumWizard_HEADER_Estilo de página Padrão2"/></text:p>
      </style:header>
      <style:header-first>
        <text:p text:style-name="Header_20_left"/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6T08:57:45.753000000</meta:creation-date>
    <meta:generator>LibreOffice/7.6.4.1$Windows_X86_64 LibreOffice_project/e19e193f88cd6c0525a17fb7a176ed8e6a3e2aa1</meta:generator>
    <dc:date>2024-06-12T13:38:24.194000000</dc:date>
    <meta:editing-duration>PT14H11M19S</meta:editing-duration>
    <meta:editing-cycles>377</meta:editing-cycles>
    <meta:print-date>2024-06-07T11:04:49.272000000</meta:print-date>
    <meta:printed-by>Arquivos PDF</meta:printed-by>
    <meta:document-statistic meta:table-count="0" meta:image-count="0" meta:object-count="0" meta:page-count="2" meta:paragraph-count="2" meta:word-count="2" meta:character-count="2" meta:non-whitespace-character-count="2"/>
  </office:meta>
</office:document-meta>
</file>